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2:04</text:p>
      <text:p text:style-name="Standard"/>
      <text:p text:style-name="Standard">Who progressives were?</text:p>
      <text:p text:style-name="Standard">In today's standards: Middle class/Upper-middle class/Upper class</text:p>
      <text:p text:style-name="Standard"/>
      <text:p text:style-name="Standard">They were non-partisan. Didn't matter if were republican or democratic.</text:p>
      <text:p text:style-name="Standard"/>
      <text:p text:style-name="Standard">When?</text:p>
      <text:p text:style-name="Standard">Progressivism begins in early 1900s</text:p>
      <text:p text:style-name="Standard">Associated with Theodore Roosevelt.</text:p>
      <text:p text:style-name="Standard"/>
      <text:p text:style-name="Standard">Ends when US gets involved with WWI. Still somewhat around in 1920</text:p>
      <text:p text:style-name="Standard"/>
      <text:p text:style-name="Standard">Negative reforms:</text:p>
      <text:p text:style-name="Standard">Banning prostitution</text:p>
      <text:p text:style-name="Standard">Banning alcohol(?)</text:p>
      <text:p text:style-name="Standard"/>
      <text:p text:style-name="Standard">Progressive movements on every level/scale: city/state/town/national/etc.</text:p>
      <text:p text:style-name="Standard"/>
      <text:p text:style-name="Standard">Nationally progressives were able to affect government</text:p>
      <text:p text:style-name="Standard"/>
      <text:p text:style-name="Standard">Series of progressive amendments attached to the constitution</text:p>
      <text:p text:style-name="Standard"/>
      <text:p text:style-name="Standard">16<text:span text:style-name="T1">th</text:span> created in 1913</text:p>
      <text:p text:style-name="Standard">Created constitutional permission for an income tax</text:p>
      <text:p text:style-name="Standard">Use revenue from income tax to give gov. money for educational purposes and socially beneficial programs.</text:p>
      <text:p text:style-name="Standard">Also used to combat accumulation of family fortunes.</text:p>
      <text:p text:style-name="Standard"><text:s/></text:p>
      <text:p text:style-name="Standard">17<text:span text:style-name="T1">th</text:span> amendment</text:p>
      <text:p text:style-name="Standard">Allowed for the direct election of United States senators </text:p>
      <text:p text:style-name="Standard">Attempt to do away of corruption</text:p>
      <text:p text:style-name="Standard"/>
      <text:p text:style-name="Standard">18<text:span text:style-name="T1">th</text:span> amendment created in 1920</text:p>
      <text:p text:style-name="Standard">Prohibition</text:p>
      <text:p text:style-name="Standard"/>
      <text:p text:style-name="Standard">19<text:span text:style-name="T1">th</text:span> amendment created in 1920</text:p>
      <text:p text:style-name="Standard">Guarantees women right to vote/suffrage</text:p>
      <text:p text:style-name="Standard"/>
      <text:p text:style-name="Standard">21<text:span text:style-name="T1">st</text:span> amendment 1933</text:p>
      <text:p text:style-name="Standard">Removed 18<text:span text:style-name="T1">th</text:span> amendment</text:p>
      <text:p text:style-name="Standard"/>
      <text:p text:style-name="Standard"/>
      <text:p text:style-name="Standard">1896 McKinley elected as president.</text:p>
      <text:p text:style-name="Standard">Seat open for senate in Ohio</text:p>
      <text:p text:style-name="Standard">Mark Hanna helped McKinley's campaign.</text:p>
      <text:p text:style-name="Standard">McKinley ensures Mark Hanna is elected into the seat.</text:p>
      <text:p text:style-name="Standard"><text:soft-page-break/></text:p>
      <text:p text:style-name="Standard">Voter Recall</text:p>
      <text:p text:style-name="Standard">Way for citizens to have some control over elections and behavior of their representatives.</text:p>
      <text:p text:style-name="Standard"/>
      <text:p text:style-name="Standard">Voter recalls</text:p>
      <text:p text:style-name="Standard">Put a vote through to remove someone from power: judges, senators, etc.</text:p>
      <text:p text:style-name="Standard"/>
      <text:p text:style-name="Standard">Ballot initiatives</text:p>
      <text:p text:style-name="Standard">Citizens of states can propose their own legislation</text:p>
      <text:p text:style-name="Standard"/>
      <text:p text:style-name="Standard">Referendums</text:p>
      <text:p text:style-name="Standard">Gives opportunity to stop legislation passed by state.</text:p>
      <text:p text:style-name="Standard"/>
      <text:p text:style-name="Standard">Settlement houses</text:p>
      <text:p text:style-name="Standard">Were houses in major American cities where a community of typically social workers, many of them female, they would have for immigrant adults: English classes, how to manage finances in a home. For kids, settlement houses became safe areas for them. </text:p>
      <text:p text:style-name="Standard"/>
      <text:p text:style-name="Standard">Progressives helped with child labor laws.</text:p>
      <text:p text:style-name="Standard"/>
      <text:p text:style-name="Standard">United States in late 1800s and early 1900s became a global power.</text:p>
      <text:p text:style-name="Standard"/>
      <text:p text:style-name="Standard">Enervation</text:p>
      <text:p text:style-name="Standard">Used to describe a decay or a breakdown.</text:p>
      <text:p text:style-name="Standard"/>
      <text:p text:style-name="Standard">Went to war with Spain in 1898</text:p>
      <text:p text:style-name="Standard"/>
      <text:p text:style-name="Standard">April 1897, New York City</text:p>
      <text:p text:style-name="Standard">Memorial tomb to Ulysses Grant, who died in 1885, opened on east side of Manhattan island.</text:p>
      <text:p text:style-name="Standard">Represented, to a lot of Americans, the closing of a great chapter in American history.</text:p>
      <text:p text:style-name="Standard">Civil war generation is dying.</text:p>
      <text:p text:style-name="Standard">Fear was the legacy of Civil War would go away along with white “heroes”</text:p>
      <text:p text:style-name="Standard"/>
      <text:p text:style-name="Standard">People looked for guidance on a role model for manliness.</text:p>
      <text:p text:style-name="Standard"/>
      <text:p text:style-name="Standard">Jingoism</text:p>
      <text:p text:style-name="Standard">Hyper-aggressive nationalism. Belligerent nationalism.</text:p>
      <text:p text:style-name="Standard"/>
      <text:p text:style-name="Standard">By following this, they believe they'll reinstate white American masculinity.</text:p>
      <text:p text:style-name="Standard"/>
      <text:p text:style-name="Standard">Spanish-American war in 1898</text:p>
      <text:p text:style-name="Standard"/>
      <text:p text:style-name="Standard">Emily Rosenberg makes this point in her book.</text:p>
      <text:p text:style-name="Standard">Government of U.S. From 1819-1850, operated as a promotional government.</text:p>
      <text:p text:style-name="Standard">When business expands, it's good for America.</text:p>
      <text:p text:style-name="Standard">Following and supporting the interests of private groups was good for the American public.</text:p>
      <text:p text:style-name="Standard">Government should encourage economic expansion at home by pushing forward access to markets <text:soft-page-break/>overseas.</text:p>
      <text:p text:style-name="Standard">We used to be of the mindset that “You stay out of America's business and America will stay out of yours” as noted in Monroe Doctrine</text:p>
      <text:p text:style-name="Standard">Monroe Doctrine by James Monroe in early 1800s</text:p>
      <text:p text:style-name="Standard">Idea was that Europeans should “mind their own business”</text:p>
      <text:p text:style-name="Standard">now this starts to change: <text:s/>economic necessity</text:p>
      <text:p text:style-name="Standard"/>
      <text:p text:style-name="Standard">example: sugar. </text:p>
      <text:p text:style-name="Standard">Sugar was mainly produced in Louisiana. Louisiana secedes, joins rebels.</text:p>
      <text:p text:style-name="Standard">North needs sugar. Sugar growers started to flood Hawaii islands. (sandwich islands, independent kingdom) american sugar farmers had moved in. contention between natives of hawaii and american sugar farmers, who had <text:s/>all the money. </text:p>
      <text:p text:style-name="Standard">1898 America declared Hawaii as part of America. Because of millions of dollars of property in sugar plantations.</text:p>
      <text:p text:style-name="Standard"/>
      <text:p text:style-name="Standard">Starting in 1895, Cuban nationalists stepped up their demands for independence from the Spanish empire. They had already fought and lost a 10 year struggle for independence in the late 1860s and 70s. This time they did well. By 1897, Spain offered a deal to stop fighting if: Won't give independence, but we'll give you autonomy.</text:p>
      <text:p text:style-name="Standard">Basically proposed a system where they overlooked them, but they could govern themselves.</text:p>
      <text:p text:style-name="Standard"/>
      <text:p text:style-name="Standard">Jan 1898 riot broke out in Hava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2/26/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6T13:50:57.30</meta:creation-date>
    <meta:generator>OpenOffice/4.1.3$Win32 OpenOffice.org_project/413m1$Build-9783</meta:generator>
    <dc:date>2018-05-10T14:40:23.23</dc:date>
    <dc:creator>Timothy Cayer</dc:creator>
    <meta:editing-duration>PT3H43M46S</meta:editing-duration>
    <meta:editing-cycles>21</meta:editing-cycles>
    <meta:document-statistic meta:table-count="0" meta:image-count="0" meta:object-count="0" meta:page-count="3" meta:paragraph-count="74" meta:word-count="625" meta:character-count="4034"/>
  </office:meta>
</office:document-meta>
</file>